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a2eb" officeooo:paragraph-rsid="0004a2eb"/>
    </style:style>
    <style:style style:name="P2" style:family="paragraph" style:parent-style-name="Standard">
      <style:text-properties officeooo:rsid="0004a2eb" officeooo:paragraph-rsid="00053060"/>
    </style:style>
    <style:style style:name="P3" style:family="paragraph" style:parent-style-name="Standard">
      <style:text-properties officeooo:rsid="0004a2eb" officeooo:paragraph-rsid="0005f1f0"/>
    </style:style>
    <style:style style:name="P4" style:family="paragraph" style:parent-style-name="Standard" style:list-style-name="L1">
      <style:text-properties officeooo:rsid="0004a2eb" officeooo:paragraph-rsid="0004a2eb"/>
    </style:style>
    <style:style style:name="P5" style:family="paragraph" style:parent-style-name="Standard">
      <style:text-properties officeooo:rsid="0005f1f0" officeooo:paragraph-rsid="0005f1f0"/>
    </style:style>
    <style:style style:name="P6" style:family="paragraph" style:parent-style-name="Standard" style:list-style-name="L1">
      <style:text-properties officeooo:rsid="0005f1f0" officeooo:paragraph-rsid="0005f1f0"/>
    </style:style>
    <style:style style:name="P7" style:family="paragraph" style:parent-style-name="Standard">
      <style:text-properties officeooo:rsid="00061f93" officeooo:paragraph-rsid="00061f93"/>
    </style:style>
    <style:style style:name="T1" style:family="text">
      <style:text-properties officeooo:rsid="00053060"/>
    </style:style>
    <style:style style:name="T2" style:family="text">
      <style:text-properties officeooo:rsid="0005f1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e proyecto posser 2 .VHDL, el “I2C”, que no es mas que un archivo que posee señales internas que no se utilizan en una implementacion real. Las tienen para poder ver en el ModelSim que estaba sucediendo y poder ajustar las señales de clock internas y la señal de SCL y SDA. El archivo “I2C.VHDL” es el que se debería implementar en la FPGA. </text:p>
      <text:p text:style-name="P1"/>
      <text:p text:style-name="P3">He de aclarar que hubieron varias dificultades que me hicieron tener que implementar estas señales (“contador_mod8”, “contador_mod7”, soy,etc). <text:span text:style-name="T1">Ademas de implementar soluciones a problemas inesperados,</text:span> tales como; <text:span text:style-name="T1">Que</text:span> <text:span text:style-name="T1">l</text:span>as señales de los contadores eran pulsos <text:span text:style-name="T1">(fin_dir y fin_dato) </text:span>entonces <text:s/><text:span text:style-name="T1">se </text:span>debía implementar algun mecanismo, <text:span text:style-name="T1">que en este caso fueron Flip-Flop D,</text:span> que mantuvieran estas señales estables. En el caso del modulo 7,tenia que se estable hasta que el registro de 7 bits terminara de tener a su salida el valor correcto y que el comparador se pudiera colocar en 1 <text:span text:style-name="T2">Imagen “4”</text:span>.<text:line-break/></text:p>
      <text:p text:style-name="P3"><text:span text:style-name="T1">El diseño del circuito tambien demuestra la imporatancia de que las señales externas (SDA y SCL) se encuentren bien sincronizadas con el CLOCK interno </text:span><text:span text:style-name="T2">Imagen “1”</text:span><text:span text:style-name="T1">, en este caso el clock interno del esclavo.</text:span></text:p>
      <text:p text:style-name="P1"/>
      <text:p text:style-name="P5">Tambien, se implemento 4 entradas que no estaban contempladas</text:p>
      <text:p text:style-name="P5"/>
      <text:list text:style-name="L1">
        <text:list-item>
          <text:p text:style-name="P6">“reset”: esta es un reset de los registros, contadores. En caso de que se tuviera que reiniciar todo manualmentes o mediante un control</text:p>
          <text:p text:style-name="P6"/>
        </text:list-item>
        <text:list-item>
          <text:p text:style-name="P6">“Reset_registro”: esta controla el registro donde esta almacenada la direccion del esclavo para el caso de que se quisiera cargar una diferentes</text:p>
          <text:p text:style-name="P6"/>
        </text:list-item>
        <text:list-item>
          <text:p text:style-name="P6">“Clock_registro”: esta entrada sirve para ingresar con un clock para grabar una nueva direccion en el registro que contiene la direccion del esclavo. Esto para cargar la direccion de una forma manual (como con un programador o pc) <text:s/></text:p>
          <text:p text:style-name="P4"/>
        </text:list-item>
        <text:list-item>
          <text:p text:style-name="P4">“<text:span text:style-name="T2">CARGA_DIRECCION”: aquí ingresan los datos en serie de la direccion del esclavo</text:span></text:p>
        </text:list-item>
      </text:list>
      <text:p text:style-name="P1"/>
      <text:p text:style-name="P1"/>
      <text:p text:style-name="P7">Nota: para ver las imagenes ir a la carpeta “Imagenes <text:s/>de documentacion” dentro de esta misma carpeta (“carpeta_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1T21:09:27.445474064</meta:creation-date>
    <dc:date>2025-11-01T21:49:39.221733037</dc:date>
    <meta:editing-duration>PT3M54S</meta:editing-duration>
    <meta:editing-cycles>1</meta:editing-cycles>
    <meta:document-statistic meta:table-count="0" meta:image-count="0" meta:object-count="0" meta:page-count="1" meta:paragraph-count="12" meta:word-count="319" meta:character-count="1910" meta:non-whitespace-character-count="1601"/>
    <meta:generator>LibreOffice/24.2.7.2$Linux_X86_64 LibreOffice_project/420$Build-2</meta:generator>
  </office:meta>
</office:document-meta>
</file>